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Liberation Serif" svg:font-family="'Liberation Serif'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style:font-name-asian="Liberation Serif" style:font-name-complex="Liberation Serif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style:text-underline-style="solid" style:text-underline-width="auto" style:text-underline-color="font-color" fo:font-weight="normal" officeooo:rsid="00055fd4" officeooo:paragraph-rsid="00055fd4" style:text-underline-mode="continuous" style:text-overline-mode="continuous" style:text-line-through-mode="continuous" fo:background-color="transparent" style:font-name-asian="Liberation Serif" style:font-name-complex="Liberation Serif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08788a" fo:background-color="transparent" style:font-name-asian="Liberation Serif" style:font-name-complex="Liberation Serif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06fa73" fo:background-color="transparent" style:font-name-asian="Liberation Serif" style:font-name-complex="Liberation Serif"/>
    </style:style>
    <style:style style:name="P6" style:family="paragraph" style:parent-style-name="Standard">
      <style:paragraph-properties fo:line-height="100%" fo:text-align="end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7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055fd4" officeooo:paragraph-rsid="00055fd4" fo:background-color="transparent" style:font-name-asian="Liberation Serif" style:font-name-complex="Liberation Serif"/>
    </style:style>
    <style:style style:name="P8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06fa73" officeooo:paragraph-rsid="0006fa73" fo:background-color="transparent" style:font-name-asian="Liberation Serif" style:font-name-complex="Liberation Serif"/>
    </style:style>
    <style:style style:name="P9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08788a" officeooo:paragraph-rsid="0008788a" fo:background-color="transparent" style:font-name-asian="Liberation Serif" style:font-name-complex="Liberation Serif"/>
    </style:style>
    <style:style style:name="P10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1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paragraph-rsid="0006fa73" fo:background-color="transparent" style:font-name-asian="Calibri1" style:font-name-complex="Calibri1"/>
    </style:style>
    <style:style style:name="P12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rsid="0006fa73" officeooo:paragraph-rsid="0006fa73" fo:background-color="transparent" style:font-name-asian="Calibri1" style:font-name-complex="Calibri1"/>
    </style:style>
    <style:style style:name="P13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rsid="0006fa73" officeooo:paragraph-rsid="0008788a" fo:background-color="transparent" style:font-name-asian="Calibri1" style:font-name-complex="Calibri1"/>
    </style:style>
    <style:style style:name="P14" style:family="paragraph" style:parent-style-name="Standard">
      <style:paragraph-properties fo:line-height="100%" fo:text-align="start" style:justify-single-word="false" fo:padding="0.074cm" fo:border-left="none" fo:border-right="none" fo:border-top="none" fo:border-bottom="0.06pt solid #000000" style:join-border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15" style:family="paragraph" style:parent-style-name="Standard">
      <style:paragraph-properties fo:line-height="100%" fo:text-align="end" style:justify-single-word="false" fo:padding="0.074cm" fo:border-left="none" fo:border-right="none" fo:border-top="none" fo:border-bottom="0.06pt solid #000000" style:join-border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T1" style:family="text">
      <style:text-properties officeooo:rsid="0009bb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e que nous n'avons pas respecte mais c’est pas grave :</text:p>
      <text:p text:style-name="P3">Un operateur peut avoir deux arites chez nous : le - par exemple permet d'ecrire -3 ou 3-3</text:p>
      <text:p text:style-name="P3">La ligne d’opérande n’est pas evulue des que l’utilisateur tape sur + / - / * / / ou $ mais uniquement quand il appuie sur ENTER. Cela est volontaire et, de notre point de vue, rend l’utilisation plus intuitiv.</text:p>
      <text:p text:style-name="P3">Normalement, si la commande rentrée n’est pas valide, on ne doit pas vider la ligne de commande</text:p>
      <text:p text:style-name="P10"/>
      <text:p text:style-name="P2">A FAIRE :</text:p>
      <text:p text:style-name="P3"/>
      <text:p text:style-name="P14"/>
      <text:p text:style-name="P5"/>
      <text:p text:style-name="P11">----------------------------</text:p>
      <text:p text:style-name="P8">GREGOIRE :</text:p>
      <text:p text:style-name="P12">Fenetres</text:p>
      <text:p text:style-name="P10"/>
      <text:p text:style-name="P10"/>
      <text:p text:style-name="P10">----------------------------</text:p>
      <text:p text:style-name="P12">CLEMENT :</text:p>
      <text:p text:style-name="P3">Litterale programme // Presque fini (gérer les sous-programmes)</text:p>
      <text:p text:style-name="P3"/>
      <text:p text:style-name="P3"/>
      <text:p text:style-name="P3">----------------------</text:p>
      <text:p text:style-name="P12">CLEMENT :</text:p>
      <text:p text:style-name="P3">Opérateur racine carre qui doit etre capable de renvoyer un complexe // A faire</text:p>
      <text:p text:style-name="P3"/>
      <text:p text:style-name="P14"/>
      <text:p text:style-name="P12">CLEMENT :</text:p>
      <text:p text:style-name="P3">Operateur OP → Paragraphe 1.4.3 du sujet // A faire</text:p>
      <text:p text:style-name="P3">----------------------------</text:p>
      <text:p text:style-name="P13">CLEMENT :</text:p>
      <text:p text:style-name="P9">Pouvoir modifier un atome</text:p>
      <text:p text:style-name="P4"/>
      <text:p text:style-name="P3"/>
      <text:p text:style-name="P14"/>
      <text:p text:style-name="P12">CLEMENT :</text:p>
      <text:p text:style-name="P3">Verifier que lorsqu’on tape STO, on n’essaye pas de changer le sens d’un operateur existant</text:p>
      <text:p text:style-name="P3">// On doit par exemple interdire d’ecrire 3 DROP STO sauf que le probleme c’est qu’il fait le drop avant de lancer le sto donc c’est la merde</text:p>
      <text:p text:style-name="P6"/>
      <text:p text:style-name="P15"/>
      <text:p text:style-name="P12">CLEMENT :</text:p>
      <text:p text:style-name="P7">Losqu’on fait</text:p>
      <text:p text:style-name="P7">1 A STO</text:p>
      <text:p text:style-name="P7">et <text:s/>A 1 +</text:p>
      <text:p text:style-name="P7">A est modifié en 2</text:p>
      <text:p text:style-name="P7"/>
      <text:p text:style-name="P7">JE t’ai fait les fonctions clones, je pense qu’il suffit de cloner la valeur avant <text:span text:style-name="T1">de la stocker</text:span> plutot que de la stocker direct</text:p>
      <text:p text:style-name="P10">-----------------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Liberation Serif" svg:font-family="'Liberation Serif'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11T19:14:32.921237455</dc:date>
    <meta:editing-duration>PT57M35S</meta:editing-duration>
    <meta:editing-cycles>8</meta:editing-cycles>
    <meta:generator>LibreOffice/5.1.3.2$Linux_X86_64 LibreOffice_project/10m0$Build-2</meta:generator>
    <meta:document-statistic meta:table-count="0" meta:image-count="0" meta:object-count="0" meta:page-count="1" meta:paragraph-count="29" meta:word-count="226" meta:character-count="1282" meta:non-whitespace-character-count="1084"/>
  </office:meta>
</office:document-meta>
</file>